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メイリオ" svg:font-family="メイリオ" style:font-adornments="標準" style:font-pitch="variable"/>
    <style:font-face style:name="ＭＳ 明朝" svg:font-family="'ＭＳ 明朝'" style:font-pitch="variable"/>
    <style:font-face style:name="ＭＳ Ｐ明朝" svg:font-family="'ＭＳ Ｐ明朝'" style:font-pitch="variable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automatic-styles>
    <style:style style:name="表1" style:family="table">
      <style:table-properties style:width="17cm" fo:break-before="page" table:align="margins" style:shadow="none"/>
    </style:style>
    <style:style style:name="表1.A" style:family="table-column">
      <style:table-column-properties style:column-width="1.214cm" style:rel-column-width="4678*"/>
    </style:style>
    <style:style style:name="表1.B" style:family="table-column">
      <style:table-column-properties style:column-width="5.988cm" style:rel-column-width="23084*"/>
    </style:style>
    <style:style style:name="表1.C" style:family="table-column">
      <style:table-column-properties style:column-width="9.798cm" style:rel-column-width="37773*"/>
    </style:style>
    <style:style style:name="表1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表1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表1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表1.C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1.A3" style:family="table-cell">
      <style:table-cell-properties fo:padding="0.097cm" fo:border-left="0.05pt solid #000000" fo:border-right="none" fo:border-top="none" fo:border-bottom="0.05pt dotted #000000"/>
    </style:style>
    <style:style style:name="表1.B3" style:family="table-cell">
      <style:table-cell-properties fo:padding="0.097cm" fo:border-left="0.05pt solid #000000" fo:border-right="none" fo:border-top="none" fo:border-bottom="0.05pt dotted #000000"/>
    </style:style>
    <style:style style:name="表1.C3" style:family="table-cell">
      <style:table-cell-properties fo:padding="0.097cm" fo:border-left="0.05pt solid #000000" fo:border-right="0.05pt solid #000000" fo:border-top="none" fo:border-bottom="0.05pt dotted #000000"/>
    </style:style>
    <style:style style:name="表1.A4" style:family="table-cell">
      <style:table-cell-properties fo:padding="0.097cm" fo:border-left="0.05pt solid #000000" fo:border-right="none" fo:border-top="none" fo:border-bottom="0.05pt dotted #000000"/>
    </style:style>
    <style:style style:name="表1.B4" style:family="table-cell">
      <style:table-cell-properties fo:padding="0.097cm" fo:border-left="0.05pt solid #000000" fo:border-right="none" fo:border-top="none" fo:border-bottom="0.05pt dotted #000000"/>
    </style:style>
    <style:style style:name="表1.C4" style:family="table-cell">
      <style:table-cell-properties fo:padding="0.097cm" fo:border-left="0.05pt solid #000000" fo:border-right="0.05pt solid #000000" fo:border-top="none" fo:border-bottom="0.05pt dotted #000000"/>
    </style:style>
    <style:style style:name="表1.A5" style:family="table-cell">
      <style:table-cell-properties fo:padding="0.097cm" fo:border-left="0.05pt solid #000000" fo:border-right="none" fo:border-top="none" fo:border-bottom="0.05pt solid #000000"/>
    </style:style>
    <style:style style:name="表1.B5" style:family="table-cell">
      <style:table-cell-properties fo:padding="0.097cm" fo:border-left="0.05pt solid #000000" fo:border-right="none" fo:border-top="none" fo:border-bottom="0.05pt solid #000000"/>
    </style:style>
    <style:style style:name="表1.C5" style:family="table-cell">
      <style:table-cell-properties fo:padding="0.097cm" fo:border-left="0.05pt solid #000000" fo:border-right="0.05pt solid #000000" fo:border-top="none" fo:border-bottom="0.05pt solid #000000"/>
    </style:style>
    <style:style style:name="表1.A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表1.B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表1.C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1.A7" style:family="table-cell">
      <style:table-cell-properties fo:padding="0.097cm" fo:border-left="0.05pt solid #000000" fo:border-right="none" fo:border-top="none" fo:border-bottom="0.05pt dotted #000000"/>
    </style:style>
    <style:style style:name="表1.B7" style:family="table-cell">
      <style:table-cell-properties fo:padding="0.097cm" fo:border-left="0.05pt solid #000000" fo:border-right="none" fo:border-top="none" fo:border-bottom="0.05pt dotted #000000"/>
    </style:style>
    <style:style style:name="表1.C7" style:family="table-cell">
      <style:table-cell-properties fo:padding="0.097cm" fo:border-left="0.05pt solid #000000" fo:border-right="0.05pt solid #000000" fo:border-top="none" fo:border-bottom="0.05pt dotted #000000"/>
    </style:style>
    <style:style style:name="表1.A8" style:family="table-cell">
      <style:table-cell-properties fo:padding="0.097cm" fo:border-left="0.05pt solid #000000" fo:border-right="none" fo:border-top="none" fo:border-bottom="0.05pt dotted #000000"/>
    </style:style>
    <style:style style:name="表1.B8" style:family="table-cell">
      <style:table-cell-properties fo:padding="0.097cm" fo:border-left="0.05pt solid #000000" fo:border-right="none" fo:border-top="none" fo:border-bottom="0.05pt dotted #000000"/>
    </style:style>
    <style:style style:name="表1.C8" style:family="table-cell">
      <style:table-cell-properties fo:padding="0.097cm" fo:border-left="0.05pt solid #000000" fo:border-right="0.05pt solid #000000" fo:border-top="none" fo:border-bottom="0.05pt dotted #000000"/>
    </style:style>
    <style:style style:name="表1.A9" style:family="table-cell">
      <style:table-cell-properties fo:padding="0.097cm" fo:border-left="0.05pt solid #000000" fo:border-right="none" fo:border-top="none" fo:border-bottom="0.05pt dotted #000000"/>
    </style:style>
    <style:style style:name="表1.B9" style:family="table-cell">
      <style:table-cell-properties fo:padding="0.097cm" fo:border-left="0.05pt solid #000000" fo:border-right="none" fo:border-top="none" fo:border-bottom="0.05pt dotted #000000"/>
    </style:style>
    <style:style style:name="表1.C9" style:family="table-cell">
      <style:table-cell-properties fo:padding="0.097cm" fo:border-left="0.05pt solid #000000" fo:border-right="0.05pt solid #000000" fo:border-top="none" fo:border-bottom="0.05pt dotted #000000"/>
    </style:style>
    <style:style style:name="表1.A10" style:family="table-cell">
      <style:table-cell-properties fo:padding="0.097cm" fo:border-left="0.05pt solid #000000" fo:border-right="none" fo:border-top="none" fo:border-bottom="0.05pt dotted #000000"/>
    </style:style>
    <style:style style:name="表1.B10" style:family="table-cell">
      <style:table-cell-properties fo:padding="0.097cm" fo:border-left="0.05pt solid #000000" fo:border-right="none" fo:border-top="none" fo:border-bottom="0.05pt dotted #000000"/>
    </style:style>
    <style:style style:name="表1.C10" style:family="table-cell">
      <style:table-cell-properties fo:padding="0.097cm" fo:border-left="0.05pt solid #000000" fo:border-right="0.05pt solid #000000" fo:border-top="none" fo:border-bottom="0.05pt dotted #000000"/>
    </style:style>
    <style:style style:name="表1.A11" style:family="table-cell">
      <style:table-cell-properties fo:padding="0.097cm" fo:border-left="0.05pt solid #000000" fo:border-right="none" fo:border-top="none" fo:border-bottom="0.05pt dotted #000000"/>
    </style:style>
    <style:style style:name="表1.B11" style:family="table-cell">
      <style:table-cell-properties fo:padding="0.097cm" fo:border-left="0.05pt solid #000000" fo:border-right="none" fo:border-top="none" fo:border-bottom="0.05pt dotted #000000"/>
    </style:style>
    <style:style style:name="表1.C11" style:family="table-cell">
      <style:table-cell-properties fo:padding="0.097cm" fo:border-left="0.05pt solid #000000" fo:border-right="0.05pt solid #000000" fo:border-top="none" fo:border-bottom="0.05pt dotted #000000"/>
    </style:style>
    <style:style style:name="表1.A12" style:family="table-cell">
      <style:table-cell-properties fo:padding="0.097cm" fo:border-left="0.05pt solid #000000" fo:border-right="none" fo:border-top="none" fo:border-bottom="0.05pt dotted #000000"/>
    </style:style>
    <style:style style:name="表1.B12" style:family="table-cell">
      <style:table-cell-properties fo:padding="0.097cm" fo:border-left="0.05pt solid #000000" fo:border-right="none" fo:border-top="none" fo:border-bottom="0.05pt dotted #000000"/>
    </style:style>
    <style:style style:name="表1.C12" style:family="table-cell">
      <style:table-cell-properties fo:padding="0.097cm" fo:border-left="0.05pt solid #000000" fo:border-right="0.05pt solid #000000" fo:border-top="none" fo:border-bottom="0.05pt dotted #000000"/>
    </style:style>
    <style:style style:name="表1.A13" style:family="table-cell">
      <style:table-cell-properties fo:padding="0.097cm" fo:border-left="0.05pt solid #000000" fo:border-right="none" fo:border-top="none" fo:border-bottom="0.05pt dotted #000000"/>
    </style:style>
    <style:style style:name="表1.B13" style:family="table-cell">
      <style:table-cell-properties fo:padding="0.097cm" fo:border-left="0.05pt solid #000000" fo:border-right="none" fo:border-top="none" fo:border-bottom="0.05pt dotted #000000"/>
    </style:style>
    <style:style style:name="表1.C13" style:family="table-cell">
      <style:table-cell-properties fo:padding="0.097cm" fo:border-left="0.05pt solid #000000" fo:border-right="0.05pt solid #000000" fo:border-top="none" fo:border-bottom="0.05pt dotted #000000"/>
    </style:style>
    <style:style style:name="表1.A14" style:family="table-cell">
      <style:table-cell-properties fo:padding="0.097cm" fo:border-left="0.05pt solid #000000" fo:border-right="none" fo:border-top="none" fo:border-bottom="0.05pt dotted #000000"/>
    </style:style>
    <style:style style:name="表1.B14" style:family="table-cell">
      <style:table-cell-properties fo:padding="0.097cm" fo:border-left="0.05pt solid #000000" fo:border-right="none" fo:border-top="none" fo:border-bottom="0.05pt dotted #000000"/>
    </style:style>
    <style:style style:name="表1.C14" style:family="table-cell">
      <style:table-cell-properties fo:padding="0.097cm" fo:border-left="0.05pt solid #000000" fo:border-right="0.05pt solid #000000" fo:border-top="none" fo:border-bottom="0.05pt dotted #000000"/>
    </style:style>
    <style:style style:name="表1.A15" style:family="table-cell">
      <style:table-cell-properties fo:padding="0.097cm" fo:border-left="0.05pt solid #000000" fo:border-right="none" fo:border-top="none" fo:border-bottom="0.05pt solid #000000"/>
    </style:style>
    <style:style style:name="表1.B15" style:family="table-cell">
      <style:table-cell-properties fo:padding="0.097cm" fo:border-left="0.05pt solid #000000" fo:border-right="none" fo:border-top="none" fo:border-bottom="0.05pt solid #000000"/>
    </style:style>
    <style:style style:name="表1.C15" style:family="table-cell">
      <style:table-cell-properties fo:padding="0.097cm" fo:border-left="0.05pt solid #000000" fo:border-right="0.05pt solid #000000" fo:border-top="none" fo:border-bottom="0.05pt solid #000000"/>
    </style:style>
    <style:style style:name="表2" style:family="table">
      <style:table-properties style:width="17cm" fo:break-before="page" table:align="margins" style:shadow="none"/>
    </style:style>
    <style:style style:name="表2.A" style:family="table-column">
      <style:table-column-properties style:column-width="1.214cm" style:rel-column-width="4678*"/>
    </style:style>
    <style:style style:name="表2.B" style:family="table-column">
      <style:table-column-properties style:column-width="5.988cm" style:rel-column-width="23084*"/>
    </style:style>
    <style:style style:name="表2.C" style:family="table-column">
      <style:table-column-properties style:column-width="9.798cm" style:rel-column-width="37773*"/>
    </style:style>
    <style:style style:name="表2.A1" style:family="table-cell">
      <style:table-cell-properties style:vertical-align="middle" fo:background-color="#dddddd" fo:padding="0.097cm" fo:border="0.05pt solid #000000">
        <style:background-image/>
      </style:table-cell-properties>
    </style:style>
    <style:style style:name="表2.A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表2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表2.C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2.A3" style:family="table-cell">
      <style:table-cell-properties fo:padding="0.097cm" fo:border-left="0.05pt solid #000000" fo:border-right="none" fo:border-top="none" fo:border-bottom="0.05pt dotted #000000"/>
    </style:style>
    <style:style style:name="表2.B3" style:family="table-cell">
      <style:table-cell-properties fo:padding="0.097cm" fo:border-left="0.05pt solid #000000" fo:border-right="none" fo:border-top="none" fo:border-bottom="0.05pt dotted #000000"/>
    </style:style>
    <style:style style:name="表2.C3" style:family="table-cell">
      <style:table-cell-properties fo:padding="0.097cm" fo:border-left="0.05pt solid #000000" fo:border-right="0.05pt solid #000000" fo:border-top="none" fo:border-bottom="0.05pt dotted #000000"/>
    </style:style>
    <style:style style:name="表2.A4" style:family="table-cell">
      <style:table-cell-properties fo:padding="0.097cm" fo:border-left="0.05pt solid #000000" fo:border-right="none" fo:border-top="none" fo:border-bottom="0.05pt dotted #000000"/>
    </style:style>
    <style:style style:name="表2.B4" style:family="table-cell">
      <style:table-cell-properties fo:padding="0.097cm" fo:border-left="0.05pt solid #000000" fo:border-right="none" fo:border-top="none" fo:border-bottom="0.05pt dotted #000000"/>
    </style:style>
    <style:style style:name="表2.C4" style:family="table-cell">
      <style:table-cell-properties fo:padding="0.097cm" fo:border-left="0.05pt solid #000000" fo:border-right="0.05pt solid #000000" fo:border-top="none" fo:border-bottom="0.05pt dotted #000000"/>
    </style:style>
    <style:style style:name="表2.A5" style:family="table-cell">
      <style:table-cell-properties fo:padding="0.097cm" fo:border-left="0.05pt solid #000000" fo:border-right="none" fo:border-top="none" fo:border-bottom="0.05pt solid #000000"/>
    </style:style>
    <style:style style:name="表2.B5" style:family="table-cell">
      <style:table-cell-properties fo:padding="0.097cm" fo:border-left="0.05pt solid #000000" fo:border-right="none" fo:border-top="none" fo:border-bottom="0.05pt solid #000000"/>
    </style:style>
    <style:style style:name="表2.C5" style:family="table-cell">
      <style:table-cell-properties fo:padding="0.097cm" fo:border-left="0.05pt solid #000000" fo:border-right="0.05pt solid #000000" fo:border-top="none" fo:border-bottom="0.05pt solid #000000"/>
    </style:style>
    <style:style style:name="表2.A6" style:family="table-cell">
      <style:table-cell-properties fo:padding="0.097cm" fo:border-left="0.05pt solid #000000" fo:border-right="none" fo:border-top="none" fo:border-bottom="0.05pt solid #000000"/>
    </style:style>
    <style:style style:name="表2.B6" style:family="table-cell">
      <style:table-cell-properties fo:padding="0.097cm" fo:border-left="0.05pt solid #000000" fo:border-right="none" fo:border-top="none" fo:border-bottom="0.05pt solid #000000"/>
    </style:style>
    <style:style style:name="表2.C6" style:family="table-cell">
      <style:table-cell-properties fo:padding="0.097cm" fo:border-left="0.05pt solid #000000" fo:border-right="0.05pt solid #000000" fo:border-top="none" fo:border-bottom="0.05pt solid #000000"/>
    </style:style>
    <style:style style:name="表2.A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表2.B7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表2.C7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2.A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paragraph-rsid="005a7855"/>
    </style:style>
    <style:style style:name="P4" style:family="paragraph" style:parent-style-name="Table_20_Contents">
      <style:text-properties officeooo:paragraph-rsid="00372c64"/>
    </style:style>
    <style:style style:name="P5" style:family="paragraph" style:parent-style-name="Table_20_Contents">
      <style:text-properties officeooo:paragraph-rsid="005a7855"/>
    </style:style>
    <style:style style:name="P6" style:family="paragraph" style:parent-style-name="Table_20_Contents">
      <style:text-properties officeooo:rsid="005a7855" officeooo:paragraph-rsid="005a7855"/>
    </style:style>
    <style:style style:name="P7" style:family="paragraph" style:parent-style-name="Table_20_Contents">
      <style:text-properties officeooo:rsid="005b92e1" officeooo:paragraph-rsid="005b92e1"/>
    </style:style>
    <style:style style:name="P8" style:family="paragraph" style:parent-style-name="Standard">
      <style:text-properties officeooo:paragraph-rsid="0048a32e" style:language-asian="ja" style:country-asian="JP"/>
    </style:style>
    <style:style style:name="P9" style:family="paragraph" style:parent-style-name="Standard">
      <style:text-properties style:text-underline-style="solid" style:text-underline-type="double" style:text-underline-width="auto" style:text-underline-color="font-color" officeooo:paragraph-rsid="0048a32e" style:language-asian="ja" style:country-asian="JP"/>
    </style:style>
    <style:style style:name="P10" style:family="paragraph" style:parent-style-name="Standard">
      <style:text-properties officeooo:rsid="004be5dd" officeooo:paragraph-rsid="004be5dd"/>
    </style:style>
    <style:style style:name="P11" style:family="paragraph" style:parent-style-name="Standard">
      <style:text-properties style:font-name="ＭＳ Ｐゴシック" fo:font-size="16pt" officeooo:rsid="004be5dd" officeooo:paragraph-rsid="004be5dd" style:font-name-asian="ＭＳ Ｐゴシック" style:font-size-asian="16pt" style:font-size-complex="16pt"/>
    </style:style>
    <style:style style:name="P12" style:family="paragraph" style:parent-style-name="Standard">
      <style:text-properties officeooo:paragraph-rsid="005a0dbc"/>
    </style:style>
    <style:style style:name="P13" style:family="paragraph" style:parent-style-name="Standard">
      <style:text-properties officeooo:paragraph-rsid="005a7855"/>
    </style:style>
    <style:style style:name="P14" style:family="paragraph" style:parent-style-name="Standard">
      <style:text-properties officeooo:paragraph-rsid="005b92e1"/>
    </style:style>
    <style:style style:name="P15" style:family="paragraph" style:parent-style-name="表紙タイトル">
      <style:text-properties style:font-name="ＭＳ 明朝" fo:font-size="20pt" fo:font-weight="bold" officeooo:paragraph-rsid="0048a32e" style:font-name-asian="ＭＳ 明朝" style:font-size-asian="20pt" style:font-weight-asian="bold" style:font-size-complex="20pt" style:font-weight-complex="bold"/>
    </style:style>
    <style:style style:name="P16" style:family="paragraph" style:parent-style-name="表紙タイトル">
      <style:text-properties style:font-name="ＭＳ 明朝" fo:font-size="20pt" fo:font-weight="bold" officeooo:rsid="0048a32e" officeooo:paragraph-rsid="0048a32e" style:font-name-asian="ＭＳ 明朝" style:font-size-asian="20pt" style:font-weight-asian="bold" style:font-size-complex="20pt" style:font-weight-complex="bold"/>
    </style:style>
    <style:style style:name="P17" style:family="paragraph" style:parent-style-name="表紙タイトル">
      <style:text-properties style:font-name="ＭＳ 明朝" fo:font-size="20pt" fo:font-weight="bold" officeooo:rsid="004e45e8" officeooo:paragraph-rsid="004e45e8" style:font-name-asian="ＭＳ 明朝" style:font-size-asian="20pt" style:font-weight-asian="bold" style:font-size-complex="20pt" style:font-weight-complex="bold"/>
    </style:style>
    <style:style style:name="P18" style:family="paragraph" style:parent-style-name="表紙見出し">
      <style:text-properties fo:font-size="12pt" officeooo:paragraph-rsid="0048a32e" style:font-name-asian="ＭＳ 明朝" style:font-size-asian="12pt" style:language-asian="ja" style:country-asian="JP" style:font-size-complex="12pt"/>
    </style:style>
    <style:style style:name="P19" style:family="paragraph" style:parent-style-name="表紙見出し">
      <style:text-properties officeooo:paragraph-rsid="0048a32e"/>
    </style:style>
    <style:style style:name="P20" style:family="paragraph" style:parent-style-name="Standard">
      <style:paragraph-properties fo:margin-left="0cm" fo:margin-right="0cm" fo:margin-top="0cm" fo:margin-bottom="0cm" loext:contextual-spacing="false" style:line-height-at-least="0cm" fo:text-align="center" style:justify-single-word="false" fo:text-indent="0cm" style:auto-text-indent="false" fo:background-color="#dddddd">
        <style:tab-stops>
          <style:tab-stop style:position="2cm"/>
          <style:tab-stop style:position="4.001cm"/>
          <style:tab-stop style:position="6.001cm"/>
          <style:tab-stop style:position="8.001cm"/>
          <style:tab-stop style:position="10.001cm"/>
          <style:tab-stop style:position="12.002cm"/>
          <style:tab-stop style:position="14.002cm"/>
          <style:tab-stop style:position="16.002cm"/>
          <style:tab-stop style:position="18.002cm"/>
          <style:tab-stop style:position="20.003cm"/>
        </style:tab-stops>
        <style:background-image/>
      </style:paragraph-properties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4fcff1" officeooo:paragraph-rsid="004fcff1" style:letter-kerning="true" style:font-size-asian="12pt" style:font-style-asian="normal" style:font-weight-asian="normal" style:text-emphasize="none"/>
    </style:style>
    <style:style style:name="P21" style:family="paragraph" style:parent-style-name="Standard">
      <style:paragraph-properties fo:margin-left="0cm" fo:margin-right="0cm" fo:margin-top="0cm" fo:margin-bottom="0cm" loext:contextual-spacing="false" style:line-height-at-least="0cm" fo:text-align="center" style:justify-single-word="false" fo:text-indent="0cm" style:auto-text-indent="false" fo:background-color="#dddddd">
        <style:tab-stops>
          <style:tab-stop style:position="2cm"/>
          <style:tab-stop style:position="4.001cm"/>
          <style:tab-stop style:position="6.001cm"/>
          <style:tab-stop style:position="8.001cm"/>
          <style:tab-stop style:position="10.001cm"/>
          <style:tab-stop style:position="12.002cm"/>
          <style:tab-stop style:position="14.002cm"/>
          <style:tab-stop style:position="16.002cm"/>
          <style:tab-stop style:position="18.002cm"/>
          <style:tab-stop style:position="20.003cm"/>
        </style:tab-stops>
        <style:background-image/>
      </style:paragraph-properties>
      <style:text-properties fo:color="#000000" style:text-outline="false" style:text-line-through-style="none" style:text-line-through-type="none" style:font-name="Liberation Serif" fo:font-size="12pt" fo:letter-spacing="normal" fo:font-style="normal" fo:text-shadow="none" style:text-underline-style="none" fo:font-weight="normal" officeooo:rsid="005a7855" officeooo:paragraph-rsid="005a7855" style:letter-kerning="true" style:font-size-asian="12pt" style:font-style-asian="normal" style:font-weight-asian="normal" style:text-emphasize="none"/>
    </style:style>
    <style:style style:name="P22" style:family="paragraph" style:parent-style-name="Standard" style:master-page-name="First_20_Page">
      <style:paragraph-properties style:page-number="auto"/>
      <style:text-properties officeooo:paragraph-rsid="0048a32e" style:language-asian="ja" style:country-asian="JP"/>
    </style:style>
    <style:style style:name="P23" style:family="paragraph" style:parent-style-name="Standard" style:master-page-name="Standard">
      <style:paragraph-properties style:page-number="1" fo:break-before="page"/>
      <style:text-properties style:font-name="ＭＳ Ｐゴシック" fo:font-size="16pt" officeooo:rsid="004be5dd" officeooo:paragraph-rsid="004be5dd" style:font-name-asian="ＭＳ Ｐゴシック" style:font-size-asian="16pt" style:font-size-complex="16pt"/>
    </style:style>
    <style:style style:name="T1" style:family="text">
      <style:text-properties style:font-name="ＭＳ Ｐ明朝" fo:font-size="12pt" style:font-name-asian="ＭＳ Ｐ明朝" style:font-size-asian="12pt" style:font-size-complex="12pt"/>
    </style:style>
    <style:style style:name="T2" style:family="text">
      <style:text-properties style:font-name="ＭＳ Ｐ明朝" fo:font-size="12pt" officeooo:rsid="004eff2b" style:font-name-asian="ＭＳ Ｐ明朝" style:font-size-asian="12pt" style:font-size-complex="12pt"/>
    </style:style>
    <style:style style:name="T3" style:family="text">
      <style:text-properties style:font-name="ＭＳ Ｐ明朝" fo:font-size="12pt" officeooo:rsid="004fcff1" style:font-name-asian="ＭＳ Ｐ明朝" style:font-size-asian="12pt" style:font-size-complex="12pt"/>
    </style:style>
    <style:style style:name="T4" style:family="text">
      <style:text-properties fo:color="#000000" style:font-name="Monaco" fo:font-size="11pt" style:text-underline-style="solid" style:text-underline-width="auto" style:text-underline-color="font-color" fo:background-color="#e8f2fe" loext:char-shading-value="0" style:font-size-asian="11pt"/>
    </style:style>
    <style:style style:name="T5" style:family="text">
      <style:text-properties officeooo:rsid="00569bb4"/>
    </style:style>
    <style:style style:name="T6" style:family="text">
      <style:text-properties officeooo:rsid="0056dd28"/>
    </style:style>
    <style:style style:name="T7" style:family="text">
      <style:text-properties officeooo:rsid="005b92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8"/>
      <text:p text:style-name="P8"/>
      <text:p text:style-name="P15">ボルグシステム</text:p>
      <text:p text:style-name="P17">JSONDBManagerクラス</text:p>
      <text:p text:style-name="P16">設計書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株式会社デジタルデザインシンク</text:p>
      <text:p text:style-name="P23">１.　クラス設計書</text:p>
      <text:p text:style-name="P11"/>
      <text:p text:style-name="P10">　<text:span text:style-name="T1">以降のページに</text:span><text:span text:style-name="T2">、クライアントから送信されたJSONにDBから取得したデータを追加する機能を持ったクラス「JSONDBManager」と、</text:span><text:span text:style-name="T3">DBから取得した結果セットの保存とJSONのツリー構造を再現して構築する、JSONDBManagerを補完するためのクラス「DBResultTree」</text:span><text:span text:style-name="T2">についての設計を記します。</text:span>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table:number-columns-spanned="3" office:value-type="string">
            <text:p text:style-name="P20">JSONDBManager</text:p>
          </table:table-cell>
          <table:covered-table-cell/>
          <table:covered-table-cell/>
        </table:table-row>
        <table:table-row>
          <table:table-cell table:style-name="表1.A2" office:value-type="string">
            <text:p text:style-name="P2">項番</text:p>
          </table:table-cell>
          <table:table-cell table:style-name="表1.B2" office:value-type="string">
            <text:p text:style-name="P2">変数名:型</text:p>
          </table:table-cell>
          <table:table-cell table:style-name="表1.C2" office:value-type="string">
            <text:p text:style-name="P2">説明</text:p>
          </table:table-cell>
        </table:table-row>
        <table:table-row>
          <table:table-cell table:style-name="表1.A3" office:value-type="string">
            <text:p text:style-name="Table_20_Contents"><text:sequence text:ref-name="refTable0" text:name="Table" text:formula="ooow:Table+1" style:num-format="１, ２, ３, ...">１</text:sequence></text:p>
          </table:table-cell>
          <table:table-cell table:style-name="表1.B3" office:value-type="string">
            <text:p text:style-name="Standard"><text:s/>+ <text:s/>dbh : <text:span text:style-name="T5">PDO</text:span></text:p>
          </table:table-cell>
          <table:table-cell table:style-name="表1.C3" office:value-type="string">
            <text:p text:style-name="Standard">データベースハンドラ(DB接続に使う、<text:span text:style-name="T6">PDOクラスのインスタンス</text:span>)を格納する変数。</text:p>
          </table:table-cell>
        </table:table-row>
        <table:table-row>
          <table:table-cell table:style-name="表1.A4" office:value-type="string">
            <text:p text:style-name="P4"><text:sequence text:ref-name="refTable1" text:name="Table" text:formula="ooow:Table+1" style:num-format="１, ２, ３, ...">２</text:sequence></text:p>
          </table:table-cell>
          <table:table-cell table:style-name="表1.B4" office:value-type="string">
            <text:p text:style-name="Standard"><text:s/>+ processedRecords : int</text:p>
          </table:table-cell>
          <table:table-cell table:style-name="表1.C4" office:value-type="string">
            <text:p text:style-name="Standard">DBへの追加、更新処理を行ったときに帰ってくる処理レコード数の数値を格納する変数。</text:p>
          </table:table-cell>
        </table:table-row>
        <table:table-row>
          <table:table-cell table:style-name="表1.A5" office:value-type="string">
            <text:p text:style-name="P4"><text:sequence text:ref-name="refTable2" text:name="Table" text:formula="ooow:Table+1" style:num-format="１, ２, ３, ...">３</text:sequence></text:p>
          </table:table-cell>
          <table:table-cell table:style-name="表1.B5" office:value-type="string">
            <text:p text:style-name="Standard"><text:s/>+ json : Map</text:p>
          </table:table-cell>
          <table:table-cell table:style-name="表1.C5" office:value-type="string">
            <text:p text:style-name="Standard">JSONを変換した連想配列を格納する変数。</text:p>
          </table:table-cell>
        </table:table-row>
        <table:table-row>
          <table:table-cell table:style-name="表1.A6" office:value-type="string">
            <text:p text:style-name="P2">項番</text:p>
          </table:table-cell>
          <table:table-cell table:style-name="表1.B6" office:value-type="string">
            <text:p text:style-name="P2">関数名:返却値の型</text:p>
          </table:table-cell>
          <table:table-cell table:style-name="表1.C6" office:value-type="string">
            <text:p text:style-name="P2">説明</text:p>
          </table:table-cell>
        </table:table-row>
        <table:table-row>
          <table:table-cell table:style-name="表1.A7" office:value-type="string">
            <text:p text:style-name="Table_20_Contents"><text:sequence text:ref-name="refIllustration0" text:name="Illustration" text:formula="ooow:Illustration+1" style:num-format="１, ２, ３, ...">１</text:sequence></text:p>
          </table:table-cell>
          <table:table-cell table:style-name="表1.B7" office:value-type="string">
            <text:p text:style-name="Standard"><text:s/>+ createJSON() : void</text:p>
            <text:p text:style-name="Standard"/>
          </table:table-cell>
          <table:table-cell table:style-name="表1.C7" office:value-type="string">
            <text:p text:style-name="Standard">概要 <text:s/>:DBからデータを取得してJSONを作る</text:p>
            <text:p text:style-name="Standard">引数 <text:s/>:Map&lt;String, Object&gt; json:カレントのJSON</text:p>
            <text:p text:style-name="Standard">String key:JSONのキー</text:p>
            <text:p text:style-name="Standard">DBResultTree:dbrt_parent:DBから取得したデータを格納してツリー構造を作るためのクラスのインスタンス</text:p>
            <text:p text:style-name="Standard">返却値:なし</text:p>
          </table:table-cell>
        </table:table-row>
        <table:table-row>
          <table:table-cell table:style-name="表1.A14" office:value-type="string">
            <text:p text:style-name="P4"><text:sequence text:ref-name="refIllustration1" text:name="Illustration" text:formula="ooow:Illustration+1" style:num-format="１, ２, ３, ...">２</text:sequence></text:p>
          </table:table-cell>
          <table:table-cell table:style-name="表1.B8" office:value-type="string">
            <text:p text:style-name="Standard"><text:s/>+ executeQuery() : Array</text:p>
          </table:table-cell>
          <table:table-cell table:style-name="表1.C8" office:value-type="string">
            <text:p text:style-name="Standard">概要 <text:s/>:クエリを実行してDBから結果セットを取得する。</text:p>
            <text:p text:style-name="Standard">引数 <text:s/>:Map&lt;String, Object&gt; json:カレントのJSON連想配列</text:p>
            <text:p text:style-name="Standard">String queryKey:実行するクエリのベースとなる文字列</text:p>
            <text:p text:style-name="P12">返却値:Array retRs:DBから取得した結果セットを返す。</text:p>
          </table:table-cell>
        </table:table-row>
        <table:table-row>
          <table:table-cell table:style-name="表1.A14" office:value-type="string">
            <text:p text:style-name="P4"><text:sequence text:ref-name="refIllustration2" text:name="Illustration" text:formula="ooow:Illustration+1" style:num-format="１, ２, ３, ...">３</text:sequence></text:p>
          </table:table-cell>
          <table:table-cell table:style-name="表1.B9" office:value-type="string">
            <text:p text:style-name="Standard"><text:s/>+ getDBColumn() : String</text:p>
          </table:table-cell>
          <table:table-cell table:style-name="表1.C9" office:value-type="string">
            <text:p text:style-name="Standard">概要 <text:s/>:指定したkey(列)の値を結果セットから取得して返す。</text:p>
            <text:p text:style-name="Standard">引数 <text:s/>:String key:JSONのオブジェクトのキー</text:p>
            <text:p text:style-name="Standard">DBResultTree dbrTree:DBから取得した結果をツリー構造にするクラスのインスタンス</text:p>
            <text:p text:style-name="P12">返却値:String column:取得した列の値を返す</text:p>
          </table:table-cell>
        </table:table-row>
        <table:table-row>
          <table:table-cell table:style-name="表1.A14" office:value-type="string">
            <text:p text:style-name="P4"><text:sequence text:ref-name="refIllustration3" text:name="Illustration" text:formula="ooow:Illustration+1" style:num-format="１, ２, ３, ...">４</text:sequence></text:p>
          </table:table-cell>
          <table:table-cell table:style-name="表1.B10" office:value-type="string">
            <text:p text:style-name="Standard"><text:s text:c="2"/>+ getListJSON() : String</text:p>
          </table:table-cell>
          <table:table-cell table:style-name="表1.C10" office:value-type="string">
            <text:p text:style-name="Standard">概要 <text:s/>:リスト形式のJSONを作成して返す</text:p>
            <text:p text:style-name="Standard">引数 <text:s/>:Map&lt;String, Object&gt; json:JSONのオブジェクト。</text:p>
            <text:p text:style-name="P12">返却値 :String strAll:JSONの文字列配列を文字列で返す</text:p>
          </table:table-cell>
        </table:table-row>
        <table:table-row>
          <table:table-cell table:style-name="表1.A14" office:value-type="string">
            <text:p text:style-name="P4"><text:sequence text:ref-name="refIllustration4" text:name="Illustration" text:formula="ooow:Illustration+1" style:num-format="１, ２, ３, ...">５</text:sequence></text:p>
          </table:table-cell>
          <table:table-cell table:style-name="表1.B11" office:value-type="string">
            <text:p text:style-name="Standard"><text:s/>+ outputJSON() : void</text:p>
          </table:table-cell>
          <table:table-cell table:style-name="表1.C11" office:value-type="string">
            <text:p text:style-name="Standard">概要 <text:s/>:DBから取得したレコードでJSONを作る。</text:p>
            <text:p text:style-name="Standard">引数 <text:s/>:String jsonString:クライアントから受け取ったJSON文字列</text:p>
            <text:p text:style-name="Standard">:String key:JSONのトップのノードのキー。</text:p>
            <text:p text:style-name="P12">返却値:なし</text:p>
          </table:table-cell>
        </table:table-row>
        <table:table-row>
          <table:table-cell table:style-name="表1.A14" office:value-type="string">
            <text:p text:style-name="P4"><text:sequence text:ref-name="refIllustration5" text:name="Illustration" text:formula="ooow:Illustration+1" style:num-format="１, ２, ３, ...">６</text:sequence></text:p>
          </table:table-cell>
          <table:table-cell table:style-name="表1.B12" office:value-type="string">
            <text:p text:style-name="Standard"><text:s/>+ getJSONMap() <text:s/>: void</text:p>
          </table:table-cell>
          <table:table-cell table:style-name="表1.C12" office:value-type="string">
            <text:p text:style-name="Standard">概要 <text:s/>:JSON文字列から連想配列を生成する。</text:p>
            <text:p text:style-name="Standard">引数 <text:s/>:String jsonString:変換するJSON文字列</text:p>
            <text:p text:style-name="P12">返却値:なし</text:p>
          </table:table-cell>
        </table:table-row>
        <table:table-row>
          <table:table-cell table:style-name="表1.A14" office:value-type="string">
            <text:p text:style-name="P4"><text:sequence text:ref-name="refIllustration6" text:name="Illustration" text:formula="ooow:Illustration+1" style:num-format="１, ２, ３, ...">７</text:sequence></text:p>
          </table:table-cell>
          <table:table-cell table:style-name="表1.B13" office:value-type="string">
            <text:p text:style-name="Standard"><text:s/>+ checkColumn() : boolean</text:p>
          </table:table-cell>
          <table:table-cell table:style-name="表1.C13" office:value-type="string">
            <text:p text:style-name="Standard">関数名：checkColumn</text:p>
            <text:p text:style-name="Standard">概要 <text:s/>:結果セットに指定した列名を持つ列があるかをチェックする</text:p>
            <text:p text:style-name="Standard">引数 <text:s/>:ResultSet rs:指定した列があるかをチェックする対象の結果セット</text:p>
            <text:p text:style-name="Standard">String columnName:チェック対象の列名</text:p>
            <text:p text:style-name="P12">返却値:boolean:列の存在を判定して返す</text:p>
          </table:table-cell>
        </table:table-row>
        <table:table-row>
          <table:table-cell table:style-name="表1.A14" office:value-type="string">
            <text:p text:style-name="P4"><text:sequence text:ref-name="refIllustration7" text:name="Illustration" text:formula="ooow:Illustration+1" style:num-format="１, ２, ３, ...">８</text:sequence></text:p>
          </table:table-cell>
          <table:table-cell table:style-name="表1.B14" office:value-type="string">
            <text:p text:style-name="Standard"><text:s/>+ is_hash() : boolean</text:p>
          </table:table-cell>
          <table:table-cell table:style-name="表1.C14" office:value-type="string">
            <text:p text:style-name="Standard">概要 <text:s/>:引数を配列であるか連想配列であるか判定する</text:p>
            <text:p text:style-name="Standard">引数 <text:s/>:array:判定する配列</text:p>
            <text:p text:style-name="P12">返却値:boolean:列の型を判定して返す。trueが連想配列、falseが配列</text:p>
          </table:table-cell>
        </table:table-row>
        <text:soft-page-break/>
        <table:table-row>
          <table:table-cell table:style-name="表1.A15" office:value-type="string">
            <text:p text:style-name="P4"><text:sequence text:ref-name="refIllustration8" text:name="Illustration" text:formula="ooow:Illustration+1" style:num-format="１, ２, ３, ...">９</text:sequence></text:p>
          </table:table-cell>
          <table:table-cell table:style-name="表1.B15" office:value-type="string">
            <text:p text:style-name="Standard"><text:s/>+ getListJSONPlusKey() : String</text:p>
            <text:p text:style-name="Standard"/>
          </table:table-cell>
          <table:table-cell table:style-name="表1.C15" office:value-type="string">
            <text:p text:style-name="Standard">概要 <text:s/>:getListJSONで作成した配列を、クライアントから送信されたJSONに格納して文字列で返す。</text:p>
            <text:p text:style-name="Standard">引数 <text:s/>:Object json:JSONのオブジェクト。</text:p>
            <text:p text:style-name="Standard">:String key:キー名</text:p>
            <text:p text:style-name="Standard">返却値 <text:s/>:String:オブジェクトで囲んだ配列のJSON文字列を返す</text:p>
          </table:table-cell>
        </table:table-row>
      </table:table>
      <text:p text:style-name="Standard"/>
      <text:p text:style-name="P13"/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table:number-columns-spanned="3" office:value-type="string">
            <text:p text:style-name="P21">DBResult<text:span text:style-name="T7">T</text:span>ree</text:p>
          </table:table-cell>
          <table:covered-table-cell/>
          <table:covered-table-cell/>
        </table:table-row>
        <table:table-row>
          <table:table-cell table:style-name="表2.A2" office:value-type="string">
            <text:p text:style-name="P3">項番</text:p>
          </table:table-cell>
          <table:table-cell table:style-name="表2.B2" office:value-type="string">
            <text:p text:style-name="P3">変数名:型</text:p>
          </table:table-cell>
          <table:table-cell table:style-name="表2.C2" office:value-type="string">
            <text:p text:style-name="P3">説明</text:p>
          </table:table-cell>
        </table:table-row>
        <table:table-row>
          <table:table-cell table:style-name="表2.A3" office:value-type="string">
            <text:p text:style-name="P6">1</text:p>
          </table:table-cell>
          <table:table-cell table:style-name="表2.B3" office:value-type="string">
            <text:p text:style-name="P13"><text:s/>+ <text:span text:style-name="T7">parent</text:span> :<text:span text:style-name="T7">DBResultTree</text:span></text:p>
          </table:table-cell>
          <table:table-cell table:style-name="表2.C3" office:value-type="string">
            <text:p text:style-name="Standard">このノード(インスタンス)の親ノード。</text:p>
          </table:table-cell>
        </table:table-row>
        <table:table-row>
          <table:table-cell table:style-name="表2.A4" office:value-type="string">
            <text:p text:style-name="P6">2</text:p>
          </table:table-cell>
          <table:table-cell table:style-name="表2.B4" office:value-type="string">
            <text:p text:style-name="P14"><text:s/>+ json : <text:span text:style-name="T7">Map</text:span></text:p>
          </table:table-cell>
          <table:table-cell table:style-name="表2.C4" office:value-type="string">
            <text:p text:style-name="Standard">JSONデータの連想配列。</text:p>
          </table:table-cell>
        </table:table-row>
        <table:table-row>
          <table:table-cell table:style-name="表2.A6" office:value-type="string">
            <text:p text:style-name="P6">3</text:p>
          </table:table-cell>
          <table:table-cell table:style-name="表2.B6" office:value-type="string">
            <text:p text:style-name="P14"><text:s/>+ keyData : <text:span text:style-name="T7">String</text:span></text:p>
          </table:table-cell>
          <table:table-cell table:style-name="表2.C6" office:value-type="string">
            <text:p text:style-name="Standard">メンバのJSONデータの連想配列のキー。</text:p>
          </table:table-cell>
        </table:table-row>
        <table:table-row>
          <table:table-cell table:style-name="表2.A6" office:value-type="string">
            <text:p text:style-name="P7">4</text:p>
          </table:table-cell>
          <table:table-cell table:style-name="表2.B6" office:value-type="string">
            <text:p text:style-name="P14"><text:span text:style-name="T4"><text:s/></text:span>+ db_result : <text:span text:style-name="T7">Array</text:span></text:p>
          </table:table-cell>
          <table:table-cell table:style-name="表2.C6" office:value-type="string">
            <text:p text:style-name="Standard">DBの結果セットの配列。</text:p>
          </table:table-cell>
        </table:table-row>
        <table:table-row>
          <table:table-cell table:style-name="表2.A7" office:value-type="string">
            <text:p text:style-name="P3">項番</text:p>
          </table:table-cell>
          <table:table-cell table:style-name="表2.B7" office:value-type="string">
            <text:p text:style-name="P3">関数名:返却値の型</text:p>
          </table:table-cell>
          <table:table-cell table:style-name="表2.C7" office:value-type="string">
            <text:p text:style-name="P3">説明</text:p>
          </table:table-cell>
        </table:table-row>
        <table:table-row>
          <table:table-cell table:style-name="表2.A8" table:number-columns-spanned="3" office:value-type="string">
            <text:p text:style-name="P5">なし</text:p>
          </table:table-cell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メイリオ" svg:font-family="メイリオ" style:font-adornments="標準" style:font-pitch="variable"/>
    <style:font-face style:name="ＭＳ 明朝" svg:font-family="'ＭＳ 明朝'" style:font-pitch="variable"/>
    <style:font-face style:name="ＭＳ Ｐ明朝" svg:font-family="'ＭＳ Ｐ明朝'" style:font-pitch="variable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1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1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ＭＳ Ｐ明朝1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1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表紙" style:family="paragraph" style:parent-style-name="Standard"/>
    <style:style style:name="表紙見出し" style:family="paragraph" style:parent-style-name="表紙" style:master-page-name="">
      <style:paragraph-properties fo:line-height="100%" fo:text-align="end" style:justify-single-word="false" style:page-number="auto"/>
      <style:text-properties fo:font-size="14pt" style:font-size-asian="14.5pt"/>
    </style:style>
    <style:style style:name="表紙タイトル" style:family="paragraph" style:parent-style-name="表紙">
      <style:paragraph-properties fo:text-align="center" style:justify-single-word="false"/>
      <style:text-properties fo:font-size="24pt" style:font-size-asian="24pt"/>
    </style:style>
    <style:style style:name="仕様書" style:family="paragraph" style:parent-style-name="Standard">
      <style:text-properties style:font-name="メイリオ" fo:font-family="メイリオ" style:font-style-name="標準" style:font-pitch="variable" style:font-size-asian="10.5pt"/>
    </style:style>
    <style:style style:name="関数について" style:family="paragraph" style:parent-style-name="仕様書">
      <style:paragraph-properties fo:margin-left="1.101cm" fo:margin-right="0cm" fo:text-indent="-1.101cm" style:auto-text-indent="false" fo:padding="0cm" fo:border="none" style:shadow="none">
        <style:tab-stops/>
      </style:paragraph-properties>
      <style:text-properties fo:font-size="10.5pt" style:font-size-asian="10.5pt"/>
    </style:style>
    <style:style style:name="項目2行目" style:family="paragraph" style:parent-style-name="関数について">
      <style:paragraph-properties fo:margin-left="1.101cm" fo:margin-right="0cm" fo:text-indent="0cm" style:auto-text-indent="false"/>
      <style:text-properties fo:font-size="10.5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21:58:53.289000000</meta:creation-date>
    <dc:date>2015-07-14T02:42:04.166463000</dc:date>
    <meta:editing-duration>PT4H8M33S</meta:editing-duration>
    <meta:editing-cycles>66</meta:editing-cycles>
    <meta:generator>LibreOffice/4.3.2.2$MacOSX_X86_64 LibreOffice_project/edfb5295ba211bd31ad47d0bad0118690f76407d</meta:generator>
    <meta:print-date>2015-07-14T02:26:37.505380000</meta:print-date>
    <meta:document-statistic meta:table-count="2" meta:image-count="0" meta:object-count="0" meta:page-count="6" meta:paragraph-count="96" meta:word-count="1040" meta:character-count="1861" meta:non-whitespace-character-count="1734"/>
  </office:meta>
</office:document-meta>
</file>